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MetadataSupportTest.paramType_with_wildcard_return_type_of____returning_wildcard_with_typeVar_upper_bound____resolved_to_List_and_type_argument_to_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enericMetadataSupportTest.paramType_with_wildcard_return_type_of____returning_wildcard_with_typeVar_lower_bound____resolved_to_List_and_type_argument_to_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enericMetadataSupportTest.can_resolve_type_variables_from_ances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enericMetadataSupportTest.getOwn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tadataSupportTest.can_get_raw_type_from_Parameteriz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ericMetadataSupportTest.can_extract_interface_type_from_bounds_on_terminal_type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GenericMetadataSupportTest.paramType_return_type_of____values____resolved_to_Collection_and_type_argument_to_Parameterized_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ericMetadataSupportTest.typeVariable_return_type_of____get____resolved_to_Set_and_type_argument_to_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MetadataSupportTest.can_get_raw_type_from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enericMetadataSupportTest.typeVariableValue( Map &lt; TypeVariable &lt; ? &gt; , Type &gt; typeVariables , String typeVariabl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enericMetadataSupportTest.getRaw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tadataSupportTest.paramType_with_wildcard_return_type_of____returning_wildcard_with_class_lower_bound____resolved_to_List_and_type_argument_to_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GenericMetadataSupportTest.parameterizedTypeOf( final Class &lt; ? &gt; rawType , final Class &lt; ? &gt; ownerType , final Type ... actualTypeArgument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GenericMetadataSupportTest.equals( Object ot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GenericMetadataSupportTest.typeVariable_with_type_parameters_return_type_of____typeVar_with_type_params____resolved_K_hence_to_Comparable_and_with_Bound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ericMetadataSupportTest.can_get_type_variables_from_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GenericMetadataSupportTest.typeVariable_return_type_of____iterator____resolved_to_Iterator_and_type_argument_to_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MetadataSupportTest.paramType_with_type_parameters_return_type_of____paramType_with_type_params____resolved_to_Collection_and_type_argument_to_Parameterized_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GenericMetadataSupportTest.class_return_type_of____append____resolved_to_StringBuilder_and_type_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MetadataSupportTest.firstNamedMethod( String methodName , Class &lt; ? &gt; clazz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GenericMetadataSupportTest.can_get_type_variables_from_Parameteriz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GenericMetadataSupportTest.bounded_typeVariable_return_type_of____returningK____resolved_to_Comparable_and_with_Bounde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GenericMetadataSupportTest.equals( Object a , Object 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tadataSupportTest.fixed_ParamType_return_type_of____remove____resolved_to_Set_and_type_argument_to_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MetadataSupportTest.getActualType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MetadataSupportTest.typeVariable_of_self_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icMetadataSupportTest.can_extract_raw_type_from_bounds_on_terminal_typeVar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